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82cm" svg:y1="6.752cm" svg:x2="4cm" svg:y2="6.028cm">
          <text:p/>
        </draw:line>
        <draw:line draw:style-name="gr1" draw:text-style-name="P1" draw:layer="layout" svg:x1="12.805cm" svg:y1="8.894cm" svg:x2="12.804cm" svg:y2="8.107cm">
          <text:p/>
        </draw:line>
        <draw:line draw:style-name="gr1" draw:text-style-name="P1" draw:layer="layout" svg:x1="12.804cm" svg:y1="8.895cm" svg:x2="12.584cm" svg:y2="9.107cm">
          <text:p/>
        </draw:line>
        <draw:line draw:style-name="gr1" draw:text-style-name="P1" draw:layer="layout" svg:x1="12.003cm" svg:y1="8.107cm" svg:x2="13.503cm" svg:y2="8.107cm">
          <text:p/>
        </draw:line>
        <draw:line draw:style-name="gr1" draw:text-style-name="P1" draw:layer="layout" svg:x1="13.503cm" svg:y1="8.108cm" svg:x2="13.598cm" svg:y2="7.994cm">
          <text:p/>
        </draw:line>
        <draw:line draw:style-name="gr1" draw:text-style-name="P1" draw:layer="layout" svg:x1="11.912cm" svg:y1="8.22cm" svg:x2="12.007cm" svg:y2="8.106cm">
          <text:p/>
        </draw:line>
        <draw:connector draw:style-name="gr2" draw:text-style-name="P1" draw:layer="layout" draw:type="curve" draw:line-skew="-1.633cm" svg:x1="2.967cm" svg:y1="10.492cm" svg:x2="3.027cm" svg:y2="4.836cm" draw:start-shape="id1" draw:start-glue-point="3" draw:end-shape="id2" draw:end-glue-point="3" svg:d="m2967 10492c-3201 0-3231-5656 60-5656">
          <text:p/>
        </draw:connector>
        <draw:line draw:style-name="gr2" draw:text-style-name="P1" draw:id="id1" draw:layer="layout" svg:x1="7.453cm" svg:y1="10.49cm" svg:x2="2.967cm" svg:y2="10.494cm">
          <text:p/>
        </draw:line>
        <draw:line draw:style-name="gr1" draw:text-style-name="P1" draw:layer="layout" svg:x1="9.684cm" svg:y1="6.713cm" svg:x2="9.184cm" svg:y2="6.713cm">
          <text:p/>
        </draw:line>
        <draw:line draw:style-name="gr1" draw:text-style-name="P1" draw:layer="layout" svg:x1="10.784cm" svg:y1="6.713cm" svg:x2="10.184cm" svg:y2="6.713cm">
          <text:p/>
        </draw:line>
        <draw:frame draw:style-name="gr3" draw:text-style-name="P2" draw:layer="layout" svg:width="0.675cm" svg:height="0.645cm" svg:x="9.584cm" svg:y="5.968cm">
          <draw:text-box>
            <text:p text:style-name="P1"><text:span text:style-name="T1"><text:s/></text:span><text:span text:style-name="T1">j</text:span></text:p>
          </draw:text-box>
        </draw:frame>
        <draw:frame draw:style-name="gr4" draw:text-style-name="P3" draw:layer="layout" svg:width="0.769cm" svg:height="0.758cm" svg:x="9.57cm" svg:y="6.397cm">
          <draw:text-box>
            <text:p text:style-name="P1"><text:span text:style-name="T1">а</text:span></text:p>
          </draw:text-box>
        </draw:frame>
        <draw:frame draw:style-name="gr5" draw:text-style-name="P2" draw:layer="layout" svg:width="1.272cm" svg:height="0.645cm" svg:x="5.218cm" svg:y="4.081cm">
          <draw:text-box>
            <text:p text:style-name="P4"><text:span text:style-name="T1">если</text:span></text:p>
          </draw:text-box>
        </draw:frame>
        <draw:frame draw:style-name="gr4" draw:text-style-name="P3" draw:layer="layout" svg:width="0.769cm" svg:height="0.758cm" svg:x="7.564cm" svg:y="6.074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012cm" svg:y="3.42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3.207cm" svg:y="7.388cm">
          <draw:text-box>
            <text:p text:style-name="P4"><text:span text:style-name="T1">на</text:span></text:p>
          </draw:text-box>
        </draw:frame>
        <draw:frame draw:style-name="gr4" draw:text-style-name="P3" draw:layer="layout" svg:width="0.769cm" svg:height="0.758cm" svg:x="3.645cm" svg:y="5.18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3.617cm" svg:y="6.672cm">
          <draw:text-box>
            <text:p text:style-name="P1"><text:span text:style-name="T1">E</text:span></text:p>
          </draw:text-box>
        </draw:frame>
        <draw:frame draw:style-name="gr4" draw:text-style-name="P3" draw:layer="layout" svg:width="1.73cm" svg:height="0.758cm" svg:x="12.697cm" svg:y="8.512cm">
          <draw:text-box>
            <text:p text:style-name="P1"><text:span text:style-name="T1">момент</text:span></text:p>
          </draw:text-box>
        </draw:frame>
        <draw:frame draw:style-name="gr5" draw:text-style-name="P2" draw:layer="layout" svg:width="1cm" svg:height="0.645cm" svg:x="2.674cm" svg:y="5.171cm">
          <draw:text-box>
            <text:p text:style-name="P4"><text:span text:style-name="T1">Ø</text:span></text:p>
          </draw:text-box>
        </draw:frame>
        <draw:frame draw:style-name="gr4" draw:text-style-name="P3" draw:layer="layout" svg:width="3.135cm" svg:height="0.758cm" svg:x="6.181cm" svg:y="6.361cm">
          <draw:text-box>
            <text:p text:style-name="P1"><text:span text:style-name="T1">надо готовиться</text:span></text:p>
          </draw:text-box>
        </draw:frame>
        <draw:frame draw:style-name="gr4" draw:text-style-name="P3" draw:id="id2" draw:layer="layout" svg:width="0.777cm" svg:height="0.758cm" svg:x="3.027cm" svg:y="4.457cm">
          <draw:text-box>
            <text:p text:style-name="P1"><text:span text:style-name="T1">O</text:span></text:p>
          </draw:text-box>
        </draw:frame>
        <draw:frame draw:style-name="gr4" draw:text-style-name="P3" draw:layer="layout" svg:width="2.606cm" svg:height="0.758cm" svg:x="2.996cm" svg:y="2.042cm">
          <draw:text-box>
            <text:p text:style-name="P1"><text:span text:style-name="T1">но не обязан</text:span></text:p>
          </draw:text-box>
        </draw:frame>
        <draw:frame draw:style-name="gr6" draw:text-style-name="P3" draw:layer="layout" svg:width="2.17cm" svg:height="0.645cm" svg:x="3.236cm" svg:y="5.477cm">
          <draw:text-box>
            <text:p text:style-name="P1"><text:span text:style-name="T1">бросаться</text:span></text:p>
          </draw:text-box>
        </draw:frame>
        <draw:frame draw:style-name="gr4" draw:text-style-name="P3" draw:layer="layout" svg:width="0.769cm" svg:height="0.758cm" svg:x="1.887cm" svg:y="3.116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3.164cm" svg:y="3.423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2.167cm" svg:y="8.212cm">
          <draw:text-box>
            <text:p text:style-name="P1"><text:span text:style-name="T1">в</text:span></text:p>
          </draw:text-box>
        </draw:frame>
        <draw:frame draw:style-name="gr4" draw:text-style-name="P5" draw:layer="layout" svg:width="13.812cm" svg:height="1.433cm" svg:x="0.754cm" svg:y="0.289cm">
          <draw:text-box>
            <text:p text:style-name="P4"><text:span text:style-name="T2">Но никто не обязан бросаться на амбразуру, тем более если к этому надо </text:span></text:p>
            <text:p text:style-name="P4"><text:span text:style-name="T2">готовиться долго, а в последний момент тебе говорят: а ну-ка, отложи свой </text:span></text:p>
            <text:p text:style-name="P4"><text:span text:style-name="T2">подвиг еще недельки на две.</text:span></text:p>
          </draw:text-box>
        </draw:frame>
        <draw:frame draw:style-name="gr7" draw:layer="layout" svg:width="0.502cm" svg:height="1.223cm" svg:x="4.914cm" svg:y="3.277cm">
          <draw:text-box>
            <text:p/>
          </draw:text-box>
        </draw:frame>
        <draw:line draw:style-name="gr1" draw:text-style-name="P1" draw:layer="layout" svg:x1="3.414cm" svg:y1="5.939cm" svg:x2="3.413cm" svg:y2="5.152cm">
          <text:p/>
        </draw:line>
        <draw:line draw:style-name="gr1" draw:text-style-name="P1" draw:layer="layout" svg:x1="3.413cm" svg:y1="5.94cm" svg:x2="3.193cm" svg:y2="6.152cm">
          <text:p/>
        </draw:line>
        <draw:line draw:style-name="gr1" draw:text-style-name="P1" draw:layer="layout" svg:x1="2.612cm" svg:y1="5.152cm" svg:x2="4.112cm" svg:y2="5.152cm">
          <text:p/>
        </draw:line>
        <draw:line draw:style-name="gr1" draw:text-style-name="P1" draw:layer="layout" svg:x1="4.112cm" svg:y1="5.153cm" svg:x2="4.207cm" svg:y2="5.039cm">
          <text:p/>
        </draw:line>
        <draw:line draw:style-name="gr1" draw:text-style-name="P1" draw:layer="layout" svg:x1="2.521cm" svg:y1="5.265cm" svg:x2="2.616cm" svg:y2="5.151cm">
          <text:p/>
        </draw:line>
        <draw:line draw:style-name="gr1" draw:text-style-name="P1" draw:layer="layout" svg:x1="2.912cm" svg:y1="5.052cm" svg:x2="3.859cm" svg:y2="5.054cm">
          <text:p/>
        </draw:line>
        <draw:line draw:style-name="gr1" draw:text-style-name="P1" draw:layer="layout" svg:x1="6.441cm" svg:y1="3.582cm" svg:x2="4.216cm" svg:y2="2.593cm">
          <text:p/>
        </draw:line>
        <draw:line draw:style-name="gr1" draw:text-style-name="P1" draw:layer="layout" svg:x1="3.445cm" svg:y1="4.457cm" svg:x2="4.216cm" svg:y2="2.593cm">
          <text:p/>
        </draw:line>
        <draw:frame draw:style-name="gr4" draw:text-style-name="P3" draw:layer="layout" svg:width="0.777cm" svg:height="0.758cm" svg:x="1.82cm" svg:y="3.554cm">
          <draw:text-box>
            <text:p text:style-name="P1"><text:span text:style-name="T1">O</text:span></text:p>
          </draw:text-box>
        </draw:frame>
        <draw:frame draw:style-name="gr4" draw:text-style-name="P3" draw:layer="layout" svg:width="1.399cm" svg:height="0.758cm" svg:x="1.441cm" svg:y="3.821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3.996cm" svg:y1="8.056cm" svg:x2="3.995cm" svg:y2="7.269cm">
          <text:p/>
        </draw:line>
        <draw:line draw:style-name="gr1" draw:text-style-name="P1" draw:layer="layout" svg:x1="3.995cm" svg:y1="8.057cm" svg:x2="3.775cm" svg:y2="8.269cm">
          <text:p/>
        </draw:line>
        <draw:line draw:style-name="gr1" draw:text-style-name="P1" draw:layer="layout" svg:x1="3.194cm" svg:y1="7.269cm" svg:x2="4.694cm" svg:y2="7.269cm">
          <text:p/>
        </draw:line>
        <draw:line draw:style-name="gr1" draw:text-style-name="P1" draw:layer="layout" svg:x1="3.103cm" svg:y1="7.382cm" svg:x2="3.198cm" svg:y2="7.268cm">
          <text:p/>
        </draw:line>
        <draw:frame draw:style-name="gr5" draw:text-style-name="P2" draw:layer="layout" svg:width="2.221cm" svg:height="0.645cm" svg:x="3.854cm" svg:y="7.389cm">
          <draw:text-box>
            <text:p text:style-name="P4"><text:span text:style-name="T1">амбразуру</text:span></text:p>
          </draw:text-box>
        </draw:frame>
        <draw:line draw:style-name="gr1" draw:text-style-name="P1" draw:layer="layout" svg:x1="2.203cm" svg:y1="3.704cm" svg:x2="4.216cm" svg:y2="2.594cm">
          <text:p/>
        </draw:line>
        <draw:line draw:style-name="gr1" draw:text-style-name="P1" draw:layer="layout" svg:x1="6.44cm" svg:y1="7.902cm" svg:x2="7.8cm" svg:y2="6.987cm">
          <text:p/>
        </draw:line>
        <draw:line draw:style-name="gr1" draw:text-style-name="P1" draw:layer="layout" svg:x1="6.379cm" svg:y1="4.865cm" svg:x2="6.378cm" svg:y2="4.078cm">
          <text:p/>
        </draw:line>
        <draw:line draw:style-name="gr1" draw:text-style-name="P1" draw:layer="layout" svg:x1="6.378cm" svg:y1="4.866cm" svg:x2="6.158cm" svg:y2="5.078cm">
          <text:p/>
        </draw:line>
        <draw:line draw:style-name="gr1" draw:text-style-name="P1" draw:layer="layout" svg:x1="5.577cm" svg:y1="4.078cm" svg:x2="7.077cm" svg:y2="4.078cm">
          <text:p/>
        </draw:line>
        <draw:line draw:style-name="gr1" draw:text-style-name="P1" draw:layer="layout" svg:x1="7.077cm" svg:y1="4.079cm" svg:x2="7.172cm" svg:y2="3.965cm">
          <text:p/>
        </draw:line>
        <draw:line draw:style-name="gr1" draw:text-style-name="P1" draw:layer="layout" svg:x1="5.486cm" svg:y1="4.191cm" svg:x2="5.581cm" svg:y2="4.077cm">
          <text:p/>
        </draw:line>
        <draw:line draw:style-name="gr1" draw:text-style-name="P1" draw:layer="layout" svg:x1="5.877cm" svg:y1="3.978cm" svg:x2="6.824cm" svg:y2="3.98cm">
          <text:p/>
        </draw:line>
        <draw:frame draw:style-name="gr4" draw:text-style-name="P3" draw:layer="layout" svg:width="0.777cm" svg:height="0.758cm" svg:x="13.123cm" svg:y="13.29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6.899cm" svg:y="14.486cm">
          <draw:text-box>
            <text:p text:style-name="P1"><text:span text:style-name="T1">E</text:span></text:p>
          </draw:text-box>
        </draw:frame>
        <draw:frame draw:style-name="gr4" draw:text-style-name="P3" draw:layer="layout" svg:width="0.777cm" svg:height="0.758cm" svg:x="12.801cm" svg:y="8.14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412cm" svg:y="7.534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7.996cm" svg:y="16.917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773cm" svg:y="10.65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5.939cm" svg:y="7.815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10.47cm" svg:y="11.40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13.131cm" svg:y="14.893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176cm" svg:y="7.66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812cm" svg:y="11.36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7.585cm" svg:y="9.285cm">
          <draw:text-box>
            <text:p text:style-name="P1"><text:span text:style-name="T1">E</text:span></text:p>
          </draw:text-box>
        </draw:frame>
        <draw:frame draw:style-name="gr5" draw:text-style-name="P2" draw:layer="layout" svg:width="2.174cm" svg:height="0.645cm" svg:x="5.311cm" svg:y="8.186cm">
          <draw:text-box>
            <text:p text:style-name="P4"><text:span text:style-name="T1">тем более</text:span></text:p>
          </draw:text-box>
        </draw:frame>
        <draw:frame draw:style-name="gr4" draw:text-style-name="P3" draw:layer="layout" svg:width="0.769cm" svg:height="0.758cm" svg:x="13.027cm" svg:y="9.756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812cm" svg:y="9.93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1.276cm" svg:y="6.03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8.684cm" svg:y="8.288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0.693cm" svg:y="8.744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0.321cm" svg:y="6.988cm">
          <draw:text-box>
            <text:p text:style-name="P1"><text:span text:style-name="T1">3</text:span></text:p>
          </draw:text-box>
        </draw:frame>
        <draw:frame draw:style-name="gr4" draw:text-style-name="P3" draw:layer="layout" svg:width="1.408cm" svg:height="0.758cm" svg:x="8.385cm" svg:y="8.588cm">
          <draw:text-box>
            <text:p text:style-name="P1"><text:span text:style-name="T1">долго</text:span></text:p>
          </draw:text-box>
        </draw:frame>
        <draw:line draw:style-name="gr1" draw:text-style-name="P1" draw:layer="layout" svg:x1="9.042cm" svg:y1="8.33cm" svg:x2="7.8cm" svg:y2="6.987cm">
          <text:p/>
        </draw:line>
        <draw:line draw:style-name="gr1" draw:text-style-name="P1" draw:layer="layout" svg:x1="7.943cm" svg:y1="9.347cm" svg:x2="7.8cm" svg:y2="6.987cm">
          <text:p/>
        </draw:line>
        <draw:line draw:style-name="gr1" draw:text-style-name="P1" draw:layer="layout" svg:x1="7.938cm" svg:y1="10.746cm" svg:x2="7.937cm" svg:y2="9.959cm">
          <text:p/>
        </draw:line>
        <draw:line draw:style-name="gr1" draw:text-style-name="P1" draw:layer="layout" svg:x1="7.937cm" svg:y1="10.747cm" svg:x2="7.717cm" svg:y2="10.959cm">
          <text:p/>
        </draw:line>
        <draw:line draw:style-name="gr1" draw:text-style-name="P1" draw:layer="layout" svg:x1="7.136cm" svg:y1="9.959cm" svg:x2="8.636cm" svg:y2="9.959cm">
          <text:p/>
        </draw:line>
        <draw:line draw:style-name="gr1" draw:text-style-name="P1" draw:layer="layout" svg:x1="8.636cm" svg:y1="9.96cm" svg:x2="8.731cm" svg:y2="9.846cm">
          <text:p/>
        </draw:line>
        <draw:line draw:style-name="gr1" draw:text-style-name="P1" draw:layer="layout" svg:x1="7.045cm" svg:y1="10.072cm" svg:x2="7.14cm" svg:y2="9.958cm">
          <text:p/>
        </draw:line>
        <draw:frame draw:style-name="gr4" draw:text-style-name="P3" draw:layer="layout" svg:width="1.446cm" svg:height="0.758cm" svg:x="7.728cm" svg:y="10.201cm">
          <draw:text-box>
            <text:p text:style-name="P1"><text:span text:style-name="T1">этому</text:span></text:p>
          </draw:text-box>
        </draw:frame>
        <draw:frame draw:style-name="gr4" draw:text-style-name="P3" draw:layer="layout" svg:width="0.769cm" svg:height="0.758cm" svg:x="7.358cm" svg:y="10.179cm">
          <draw:text-box>
            <text:p text:style-name="P1"><text:span text:style-name="T1">к</text:span></text:p>
          </draw:text-box>
        </draw:frame>
        <draw:frame draw:style-name="gr4" draw:text-style-name="P3" draw:layer="layout" svg:width="2.534cm" svg:height="0.758cm" svg:x="10.677cm" svg:y="6.332cm">
          <draw:text-box>
            <text:p text:style-name="P1"><text:span text:style-name="T1">говорят [-, 1]</text:span></text:p>
          </draw:text-box>
        </draw:frame>
        <draw:line draw:style-name="gr1" draw:text-style-name="P1" draw:layer="layout" svg:x1="12.79cm" svg:y1="7.678cm" svg:x2="11.531cm" svg:y2="6.868cm">
          <text:p/>
        </draw:line>
        <draw:line draw:style-name="gr1" draw:text-style-name="P1" draw:layer="layout" svg:x1="10.51cm" svg:y1="7.739cm" svg:x2="11.532cm" svg:y2="6.869cm">
          <text:p/>
        </draw:line>
        <draw:line draw:style-name="gr1" draw:text-style-name="P1" draw:layer="layout" svg:x1="11.185cm" svg:y1="10.731cm" svg:x2="11.532cm" svg:y2="6.868cm">
          <text:p/>
        </draw:line>
        <draw:line draw:style-name="gr1" draw:text-style-name="P1" draw:layer="layout" svg:x1="12.791cm" svg:y1="7.678cm" svg:x2="11.532cm" svg:y2="6.868cm">
          <text:p/>
        </draw:line>
        <draw:frame draw:style-name="gr4" draw:text-style-name="P3" draw:layer="layout" svg:width="1.243cm" svg:height="0.758cm" svg:x="9.977cm" svg:y="7.985cm">
          <draw:text-box>
            <text:p text:style-name="P1"><text:span text:style-name="T1">тебе</text:span></text:p>
          </draw:text-box>
        </draw:frame>
        <draw:line draw:style-name="gr1" draw:text-style-name="P1" draw:layer="layout" svg:x1="13.382cm" svg:y1="9.831cm" svg:x2="13.4cm" svg:y2="9.107cm">
          <text:p/>
        </draw:line>
        <draw:frame draw:style-name="gr4" draw:text-style-name="P3" draw:layer="layout" svg:width="2.242cm" svg:height="0.758cm" svg:x="12.328cm" svg:y="10.156cm">
          <draw:text-box>
            <text:p text:style-name="P1"><text:span text:style-name="T1">последний</text:span></text:p>
          </draw:text-box>
        </draw:frame>
        <draw:line draw:style-name="gr1" draw:text-style-name="P1" draw:layer="layout" svg:x1="11.163cm" svg:y1="12.075cm" svg:x2="11.162cm" svg:y2="11.288cm">
          <text:p/>
        </draw:line>
        <draw:line draw:style-name="gr1" draw:text-style-name="P1" draw:layer="layout" svg:x1="11.162cm" svg:y1="12.076cm" svg:x2="10.942cm" svg:y2="12.288cm">
          <text:p/>
        </draw:line>
        <draw:line draw:style-name="gr1" draw:text-style-name="P1" draw:layer="layout" svg:x1="10.361cm" svg:y1="11.288cm" svg:x2="11.861cm" svg:y2="11.288cm">
          <text:p/>
        </draw:line>
        <draw:line draw:style-name="gr1" draw:text-style-name="P1" draw:layer="layout" svg:x1="11.861cm" svg:y1="11.289cm" svg:x2="11.956cm" svg:y2="11.175cm">
          <text:p/>
        </draw:line>
        <draw:line draw:style-name="gr1" draw:text-style-name="P1" draw:layer="layout" svg:x1="10.27cm" svg:y1="11.401cm" svg:x2="10.365cm" svg:y2="11.287cm">
          <text:p/>
        </draw:line>
        <draw:line draw:style-name="gr1" draw:text-style-name="P1" draw:layer="layout" svg:x1="10.661cm" svg:y1="11.188cm" svg:x2="11.608cm" svg:y2="11.19cm">
          <text:p/>
        </draw:line>
        <draw:frame draw:style-name="gr4" draw:text-style-name="P3" draw:layer="layout" svg:width="2.907cm" svg:height="0.758cm" svg:x="11.083cm" svg:y="11.735cm">
          <draw:text-box>
            <text:p text:style-name="P1"><text:span text:style-name="T1">а ну-ка отложи</text:span></text:p>
          </draw:text-box>
        </draw:frame>
        <draw:line draw:style-name="gr1" draw:text-style-name="P1" draw:layer="layout" svg:x1="13.446cm" svg:y1="13.305cm" svg:x2="13.087cm" svg:y2="12.306cm">
          <text:p/>
        </draw:line>
        <draw:frame draw:style-name="gr4" draw:text-style-name="P3" draw:layer="layout" svg:width="0.777cm" svg:height="0.758cm" svg:x="7.183cm" svg:y="15.035cm">
          <draw:text-box>
            <text:p text:style-name="P1"><text:span text:style-name="T1">O</text:span></text:p>
          </draw:text-box>
        </draw:frame>
        <draw:frame draw:style-name="gr4" draw:text-style-name="P3" draw:layer="layout" svg:width="1.59cm" svg:height="0.758cm" svg:x="12.724cm" svg:y="13.598cm">
          <draw:text-box>
            <text:p text:style-name="P1"><text:span text:style-name="T1">подвиг</text:span></text:p>
          </draw:text-box>
        </draw:frame>
        <draw:line draw:style-name="gr1" draw:text-style-name="P1" draw:layer="layout" svg:x1="7.288cm" svg:y1="14.556cm" svg:x2="13.088cm" svg:y2="12.307cm">
          <text:p/>
        </draw:line>
        <draw:line draw:style-name="gr1" draw:text-style-name="P1" draw:layer="layout" svg:x1="13.518cm" svg:y1="14.941cm" svg:x2="13.541cm" svg:y2="14.159cm">
          <text:p/>
        </draw:line>
        <draw:frame draw:style-name="gr4" draw:text-style-name="P3" draw:layer="layout" svg:width="1.251cm" svg:height="0.758cm" svg:x="12.832cm" svg:y="15.193cm">
          <draw:text-box>
            <text:p text:style-name="P1"><text:span text:style-name="T1">свой</text:span></text:p>
          </draw:text-box>
        </draw:frame>
        <draw:line draw:style-name="gr1" draw:text-style-name="P1" draw:layer="layout" svg:x1="7.232cm" svg:y1="15.873cm" svg:x2="7.231cm" svg:y2="15.086cm">
          <text:p/>
        </draw:line>
        <draw:line draw:style-name="gr1" draw:text-style-name="P1" draw:layer="layout" svg:x1="7.231cm" svg:y1="15.874cm" svg:x2="7.011cm" svg:y2="16.086cm">
          <text:p/>
        </draw:line>
        <draw:line draw:style-name="gr1" draw:text-style-name="P1" draw:layer="layout" svg:x1="6.43cm" svg:y1="15.086cm" svg:x2="7.93cm" svg:y2="15.086cm">
          <text:p/>
        </draw:line>
        <draw:line draw:style-name="gr1" draw:text-style-name="P1" draw:layer="layout" svg:x1="7.93cm" svg:y1="15.087cm" svg:x2="8.025cm" svg:y2="14.973cm">
          <text:p/>
        </draw:line>
        <draw:line draw:style-name="gr1" draw:text-style-name="P1" draw:layer="layout" svg:x1="6.339cm" svg:y1="15.199cm" svg:x2="6.434cm" svg:y2="15.085cm">
          <text:p/>
        </draw:line>
        <draw:frame draw:style-name="gr4" draw:text-style-name="P3" draw:layer="layout" svg:width="2.001cm" svg:height="0.758cm" svg:x="7.124cm" svg:y="15.491cm">
          <draw:text-box>
            <text:p text:style-name="P1"><text:span text:style-name="T1">недельки</text:span></text:p>
          </draw:text-box>
        </draw:frame>
        <draw:frame draw:style-name="gr4" draw:text-style-name="P3" draw:layer="layout" svg:width="0.891cm" svg:height="0.758cm" svg:x="6.394cm" svg:y="15.491cm">
          <draw:text-box>
            <text:p text:style-name="P1"><text:span text:style-name="T1">на</text:span></text:p>
          </draw:text-box>
        </draw:frame>
        <draw:line draw:style-name="gr1" draw:text-style-name="P1" draw:layer="layout" svg:x1="8.371cm" svg:y1="16.961cm" svg:x2="8.374cm" svg:y2="16.059cm">
          <text:p/>
        </draw:line>
        <draw:line draw:style-name="gr1" draw:text-style-name="P1" draw:layer="layout" svg:x1="10.8cm" svg:y1="14.436cm" svg:x2="13.065cm" svg:y2="12.332cm">
          <text:p/>
        </draw:line>
        <draw:frame draw:style-name="gr4" draw:text-style-name="P3" draw:layer="layout" svg:width="0.769cm" svg:height="0.758cm" svg:x="10.3cm" svg:y="14.486cm">
          <draw:text-box>
            <text:p text:style-name="P1"><text:span text:style-name="T1">E</text:span></text:p>
          </draw:text-box>
        </draw:frame>
        <draw:frame draw:style-name="gr4" draw:text-style-name="P3" draw:layer="layout" svg:width="1.175cm" svg:height="0.758cm" svg:x="10.101cm" svg:y="14.886cm">
          <draw:text-box>
            <text:p text:style-name="P1"><text:span text:style-name="T1">еще</text:span></text:p>
          </draw:text-box>
        </draw:frame>
        <draw:frame draw:style-name="gr4" draw:text-style-name="P3" draw:layer="layout" svg:width="1.082cm" svg:height="0.758cm" svg:x="7.897cm" svg:y="17.217cm">
          <draw:text-box>
            <text:p text:style-name="P1"><text:span text:style-name="T1">две</text:span></text:p>
          </draw:text-box>
        </draw:frame>
        <draw:line draw:style-name="gr1" draw:text-style-name="P1" draw:layer="layout" svg:x1="4.695cm" svg:y1="7.265cm" svg:x2="4.79cm" svg:y2="7.151cm">
          <text:p/>
        </draw:line>
        <draw:line draw:style-name="gr1" draw:text-style-name="P1" draw:layer="layout" svg:x1="7.828cm" svg:y1="6.122cm" svg:x2="6.701cm" svg:y2="4.525cm">
          <text:p/>
        </draw:line>
        <draw:line draw:style-name="gr1" draw:text-style-name="P1" draw:layer="layout" svg:x1="11.507cm" svg:y1="6.122cm" svg:x2="6.702cm" svg:y2="4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42:53</dc:date>
    <dc:creator>artur </dc:creator>
    <meta:editing-duration>PT15H47M34S</meta:editing-duration>
    <meta:editing-cycles>5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7"/>
  </office:meta>
</office:document-meta>
</file>